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3.3252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6.0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ff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22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5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13"/>
        <table:table-column table:style-name="co5" table:default-cell-style-name="ce18"/>
        <table:table-column table:style-name="co3" table:default-cell-style-name="ce25"/>
        <table:table-column table:style-name="co6" table:default-cell-style-name="ce25"/>
        <table:table-column table:style-name="co7" table:default-cell-style-name="ce18"/>
        <table:table-column table:style-name="co8" table:default-cell-style-name="ce13"/>
        <table:table-column table:style-name="co3" table:number-columns-repeated="1017" table:default-cell-style-name="ce13"/>
        <table:table-row table:style-name="ro3">
          <table:table-cell table:style-name="ce1" office:value-type="string">
            <text:p>Ordered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21" office:value-type="string">
            <text:p>Price</text:p>
          </table:table-cell>
          <table:table-cell table:style-name="ce21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table:number-columns-repeated="1016"/>
          <table:table-cell table:style-name="ce35"/>
        </table:table-row>
        <table:table-row table:style-name="ro2">
          <table:table-cell/>
          <table:table-cell table:style-name="ce7"/>
          <table:table-cell table:style-name="ce16"/>
          <table:table-cell table:style-name="ce22" table:number-columns-repeated="2"/>
          <table:table-cell table:style-name="ce2"/>
          <table:table-cell table:style-name="ce7" table:number-columns-repeated="1017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Zahnrad Z18/M1/B4</text:p>
          </table:table-cell>
          <table:table-cell table:style-name="ce17" office:value-type="float" office:value="29">
            <text:p>29</text:p>
          </table:table-cell>
          <table:table-cell table:style-name="ce23" office:value-type="currency" office:currency="EUR" office:value="0.6">
            <text:p>0.60 €</text:p>
          </table:table-cell>
          <table:table-cell table:style-name="ce23" table:formula="of:=[.C3]*[.D3]" office:value-type="currency" office:currency="EUR" office:value="17.4">
            <text:p>17.40 €</text:p>
          </table:table-cell>
          <table:table-cell table:style-name="ce30" office:value-type="string">
            <text:p>OT840044</text:p>
          </table:table-cell>
          <table:table-cell table:style-name="ce33" office:value-type="string">
            <text:p><text:a xlink:href="http://www.eiwa-es.de/">http://www.eiwa-es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10x Kunststoffzahnstange Modul 1</text:p>
          </table:table-cell>
          <table:table-cell table:style-name="ce17" office:value-type="float" office:value="3">
            <text:p>3</text:p>
          </table:table-cell>
          <table:table-cell table:style-name="ce23" office:value-type="currency" office:currency="EUR" office:value="2.6">
            <text:p>2.60 €</text:p>
          </table:table-cell>
          <table:table-cell table:style-name="ce23" table:formula="of:=[.C4]*[.D4]" office:value-type="currency" office:currency="EUR" office:value="7.8">
            <text:p>7.80 €</text:p>
          </table:table-cell>
          <table:table-cell table:style-name="ce30" office:value-type="string">
            <text:p>TR35.026.0</text:p>
          </table:table-cell>
          <table:table-cell table:style-name="ce33" office:value-type="string">
            <text:p><text:a xlink:href="http://www.eiwa-es.de/">http://www.eiwa-es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95">
            <text:p>4.95 €</text:p>
          </table:table-cell>
          <table:table-cell table:style-name="ce23" table:formula="of:=[.C5]*[.D5]" office:value-type="currency" office:currency="EUR" office:value="4.95">
            <text:p>4.95 €</text:p>
          </table:table-cell>
          <table:table-cell table:style-name="ce17" office:value-type="string">
            <text:p>-</text:p>
          </table:table-cell>
          <table:table-cell table:style-name="ce33" office:value-type="string">
            <text:p><text:a xlink:href="http://www.eiwa-es.de/">http://www.eiwa-es.de</text:a></text:p>
          </table:table-cell>
          <table:table-cell table:number-columns-repeated="1017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600x300x3 black 9H01</text:p>
          </table:table-cell>
          <table:table-cell table:style-name="ce17" office:value-type="float" office:value="3">
            <text:p>3</text:p>
          </table:table-cell>
          <table:table-cell table:style-name="ce23" table:number-columns-repeated="2"/>
          <table:table-cell table:style-name="ce17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600x300x3 red 3H01</text:p>
          </table:table-cell>
          <table:table-cell table:style-name="ce17" office:value-type="float" office:value="3">
            <text:p>3</text:p>
          </table:table-cell>
          <table:table-cell table:style-name="ce23" table:number-columns-repeated="2"/>
          <table:table-cell table:style-name="ce17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600x300x3 transparent XT</text:p>
          </table:table-cell>
          <table:table-cell table:style-name="ce17" office:value-type="float" office:value="1">
            <text:p>1</text:p>
          </table:table-cell>
          <table:table-cell table:style-name="ce23" table:number-columns-repeated="2"/>
          <table:table-cell table:style-name="ce17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table:number-columns-repeated="2"/>
          <table:table-cell table:style-name="ce17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um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78">
            <text:p>78.00 €</text:p>
          </table:table-cell>
          <table:table-cell table:style-name="ce23" table:formula="of:=[.C12]*[.D12]" office:value-type="currency" office:currency="EUR" office:value="78">
            <text:p>78.00 €</text:p>
          </table:table-cell>
          <table:table-cell table:style-name="ce17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Laser usage (3h)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00">
            <text:p>100.00 €</text:p>
          </table:table-cell>
          <table:table-cell table:style-name="ce23" table:formula="of:=[.C14]*[.D14]" office:value-type="currency" office:currency="EUR" office:value="100">
            <text:p>100.0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fablab-muenchen.de/">http://www.fablab-muenchen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7"/>
          <table:table-cell table:style-name="ce24" table:number-columns-repeated="2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ACRIFIX®, Klebstoff, 1S 0116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9.49">
            <text:p>9.49 €</text:p>
          </table:table-cell>
          <table:table-cell table:style-name="ce23" table:formula="of:=[.C16]*[.D16]" office:value-type="currency" office:currency="EUR" office:value="9.49">
            <text:p>9.49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ebay.de/">http://www.ebay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3.5">
            <text:p>3.50 €</text:p>
          </table:table-cell>
          <table:table-cell table:style-name="ce23" table:formula="of:=[.C17]*[.D17]" office:value-type="currency" office:currency="EUR" office:value="3.5">
            <text:p>3.5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ebay.de/">http://www.ebay.de</text:a></text:p>
          </table:table-cell>
          <table:table-cell table:number-columns-repeated="1017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HXT500</text:p>
          </table:table-cell>
          <table:table-cell table:style-name="ce17" office:value-type="float" office:value="29">
            <text:p>29</text:p>
          </table:table-cell>
          <table:table-cell table:style-name="ce23" office:value-type="currency" office:currency="EUR" office:value="2.66">
            <text:p>2.66 €</text:p>
          </table:table-cell>
          <table:table-cell table:style-name="ce23" table:formula="of:=[.C20]*[.D20]" office:value-type="currency" office:currency="EUR" office:value="77.14">
            <text:p>77.14 €</text:p>
          </table:table-cell>
          <table:table-cell table:style-name="ce30" office:value-type="string">
            <text:p>HXT500</text:p>
          </table:table-cell>
          <table:table-cell table:style-name="ce34" office:value-type="string">
            <text:p><text:a xlink:href="http://www.hobbyking.com/">http://www.hobbyking.com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20.5">
            <text:p>20.50 €</text:p>
          </table:table-cell>
          <table:table-cell table:style-name="ce23" table:formula="of:=[.C21]*[.D21]" office:value-type="currency" office:currency="EUR" office:value="20.5">
            <text:p>20.5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hobbyking.com/">http://www.hobbyking.com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Customs duty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8.55">
            <text:p>18.55 €</text:p>
          </table:table-cell>
          <table:table-cell table:style-name="ce23" table:formula="of:=[.C22]*[.D22]" office:value-type="currency" office:currency="EUR" office:value="18.55">
            <text:p>18.55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hobbyking.com/">http://www.hobbyking.com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DIN 912 A2 M3X6 SB 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99">
            <text:p>4.99 €</text:p>
          </table:table-cell>
          <table:table-cell table:style-name="ce23" table:formula="of:=[.C25]*[.D25]" office:value-type="currency" office:currency="EUR" office:value="4.99">
            <text:p>4.99 €</text:p>
          </table:table-cell>
          <table:table-cell table:style-name="ce30" office:value-type="string">
            <text:p>912236SB</text:p>
          </table:table-cell>
          <table:table-cell table:style-name="ce34" office:value-type="string">
            <text:p><text:a xlink:href="http://www.screwsandmore.de/">http://www.screwsandmore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10" office:value-type="string">
            <text:p>25x DIN 912 A2 M4X8 SB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49">
            <text:p>4.49 €</text:p>
          </table:table-cell>
          <table:table-cell table:style-name="ce23" table:formula="of:=[.C26]*[.D26]" office:value-type="currency" office:currency="EUR" office:value="4.49">
            <text:p>4.49 €</text:p>
          </table:table-cell>
          <table:table-cell table:style-name="ce30" office:value-type="string">
            <text:p>912248SB</text:p>
          </table:table-cell>
          <table:table-cell table:style-name="ce34" office:value-type="string">
            <text:p><text:a xlink:href="http://www.screwsandmore.de/">http://www.screwsandmore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25x DIN 125 A2 3,2 SB</text:p>
          </table:table-cell>
          <table:table-cell table:style-name="ce5" office:value-type="float" office:value="1">
            <text:p>1</text:p>
          </table:table-cell>
          <table:table-cell table:style-name="ce23" office:value-type="currency" office:currency="EUR" office:value="1.49">
            <text:p>1.49 €</text:p>
          </table:table-cell>
          <table:table-cell table:style-name="ce23" table:formula="of:=[.C27]*[.D27]" office:value-type="currency" office:currency="EUR" office:value="1.49">
            <text:p>1.49 €</text:p>
          </table:table-cell>
          <table:table-cell table:style-name="ce30" office:value-type="string">
            <text:p>125232SB</text:p>
          </table:table-cell>
          <table:table-cell table:style-name="ce34" office:value-type="string">
            <text:p><text:a xlink:href="http://www.screwsandmore.de/">http://www.screwsandmore.de</text:a></text:p>
          </table:table-cell>
          <table:table-cell table:style-name="ce33"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DIN 125 A2 3,2 SB</text:p>
          </table:table-cell>
          <table:table-cell table:style-name="ce5" office:value-type="float" office:value="2">
            <text:p>2</text:p>
          </table:table-cell>
          <table:table-cell table:style-name="ce23" office:value-type="currency" office:currency="EUR" office:value="2.49">
            <text:p>2.49 €</text:p>
          </table:table-cell>
          <table:table-cell table:style-name="ce23" table:formula="of:=[.C28]*[.D28]" office:value-type="currency" office:currency="EUR" office:value="4.98">
            <text:p>4.98 €</text:p>
          </table:table-cell>
          <table:table-cell table:style-name="ce30" office:value-type="string">
            <text:p>125232SB</text:p>
          </table:table-cell>
          <table:table-cell table:style-name="ce34" office:value-type="string">
            <text:p><text:a xlink:href="http://www.screwsandmore.de/">http://www.screwsandmore.de</text:a></text:p>
          </table:table-cell>
          <table:table-cell table:style-name="ce33"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5">
            <text:p>4.50 €</text:p>
          </table:table-cell>
          <table:table-cell table:style-name="ce23" table:formula="of:=[.C29]*[.D29]" office:value-type="currency" office:currency="EUR" office:value="4.5">
            <text:p>4.5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screwsandmore.de/">http://www.screwsandmore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120x DIN 912 A2 M3x4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26.74">
            <text:p>26.74 €</text:p>
          </table:table-cell>
          <table:table-cell table:style-name="ce23" table:formula="of:=[.C31]*[.D31]" office:value-type="currency" office:currency="EUR" office:value="26.74">
            <text:p>26.74 €</text:p>
          </table:table-cell>
          <table:table-cell table:style-name="ce17" office:value-type="float" office:value="1448">
            <text:p>1448</text:p>
          </table:table-cell>
          <table:table-cell table:style-name="ce34" office:value-type="string">
            <text:p><text:a xlink:href="http://www.pfahl-verbindungstechnik.de/">http://www.pfahl-verbindungstechnik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C-Control DCF-Empfängerplatine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0.21">
            <text:p>10.21 €</text:p>
          </table:table-cell>
          <table:table-cell table:style-name="ce23" table:formula="of:=[.C33]*[.D33]" office:value-type="currency" office:currency="EUR" office:value="10.21">
            <text:p>10.21 €</text:p>
          </table:table-cell>
          <table:table-cell table:style-name="ce30" office:value-type="string">
            <text:p>641138-62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Pinhead 1x3</text:p>
          </table:table-cell>
          <table:table-cell table:style-name="ce17" office:value-type="float" office:value="34">
            <text:p>34</text:p>
          </table:table-cell>
          <table:table-cell table:style-name="ce23" office:value-type="currency" office:currency="EUR" office:value="0.06">
            <text:p>0.06 €</text:p>
          </table:table-cell>
          <table:table-cell table:style-name="ce23" table:formula="of:=[.C34]*[.D34]" office:value-type="currency" office:currency="EUR" office:value="2.04">
            <text:p>2.04 €</text:p>
          </table:table-cell>
          <table:table-cell table:style-name="ce17" office:value-type="float" office:value="741565">
            <text:p>741565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Pinhead 1x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1">
            <text:p>0.10 €</text:p>
          </table:table-cell>
          <table:table-cell table:style-name="ce23" table:formula="of:=[.C35]*[.D35]" office:value-type="currency" office:currency="EUR" office:value="0.1">
            <text:p>0.10 €</text:p>
          </table:table-cell>
          <table:table-cell table:style-name="ce17" office:value-type="float" office:value="741605">
            <text:p>741605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Pinhead 1x7 W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26">
            <text:p>0.26 €</text:p>
          </table:table-cell>
          <table:table-cell table:style-name="ce23" table:formula="of:=[.C36]*[.D36]" office:value-type="currency" office:currency="EUR" office:value="0.26">
            <text:p>0.26 €</text:p>
          </table:table-cell>
          <table:table-cell table:style-name="ce17" office:value-type="float" office:value="733901">
            <text:p>733901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ocket 1x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42">
            <text:p>0.42 €</text:p>
          </table:table-cell>
          <table:table-cell table:style-name="ce23" table:formula="of:=[.C37]*[.D37]" office:value-type="currency" office:currency="EUR" office:value="0.42">
            <text:p>0.42 €</text:p>
          </table:table-cell>
          <table:table-cell table:style-name="ce17" office:value-type="float" office:value="732331">
            <text:p>732331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5.95">
            <text:p>5.95 €</text:p>
          </table:table-cell>
          <table:table-cell table:style-name="ce23" table:formula="of:=[.C38]*[.D38]" office:value-type="currency" office:currency="EUR" office:value="5.95">
            <text:p>5.95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conrad.de/">http://www.conrad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9"/>
          <table:table-cell table:style-name="ce8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10x PCB 50mmx50mm red</text:p>
          </table:table-cell>
          <table:table-cell table:style-name="ce17" office:value-type="float" office:value="3">
            <text:p>3</text:p>
          </table:table-cell>
          <table:table-cell table:style-name="ce23" office:value-type="currency" office:currency="EUR" office:value="15.6">
            <text:p>15.60 €</text:p>
          </table:table-cell>
          <table:table-cell table:style-name="ce23" table:formula="of:=[.C41]*[.D41]" office:value-type="currency" office:currency="EUR" office:value="46.8">
            <text:p>46.80 €</text:p>
          </table:table-cell>
          <table:table-cell table:style-name="ce17" office:value-type="string">
            <text:p>PCB08511P</text:p>
          </table:table-cell>
          <table:table-cell table:style-name="ce34" office:value-type="string">
            <text:p><text:a xlink:href="http://www.seeedstudio.com/depot/fusion-pcb-service-p-835.html?cPath=185">http://www.seeedstudio.com/depot/fusion-pcb-service-p-835.html?cPath=185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table:number-columns-repeated="2"/>
          <table:table-cell table:style-name="ce17" office:value-type="string">
            <text:p>-</text:p>
          </table:table-cell>
          <table:table-cell table:style-name="ce34" office:value-type="string">
            <text:p><text:a xlink:href="http://www.seeedstudio.com/depot/fusion-pcb-service-p-835.html?cPath=185">http://www.seeedstudio.com/depot/fusion-pcb-service-p-835.html?cPath=185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9" office:value-type="string">
            <text:p>Customs duty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8.892">
            <text:p>8.89 €</text:p>
          </table:table-cell>
          <table:table-cell table:style-name="ce23" table:formula="of:=[.C43]*[.D43]" office:value-type="currency" office:currency="EUR" office:value="8.892">
            <text:p>8.89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seeedstudio.com/depot/fusion-pcb-service-p-835.html?cPath=185">http://www.seeedstudio.com/depot/fusion-pcb-service-p-835.html?cPath=185</text:a></text:p>
          </table:table-cell>
          <table:table-cell table:number-columns-repeated="1017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Lautsprecherlitze, 2x0,75mm², transp., 5m-R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15">
            <text:p>1.15 €</text:p>
          </table:table-cell>
          <table:table-cell table:style-name="ce23" table:formula="of:=[.C46]*[.D46]" office:value-type="currency" office:currency="EUR" office:value="1.15">
            <text:p>1.15 €</text:p>
          </table:table-cell>
          <table:table-cell table:style-name="ce30" office:value-type="string">
            <text:p>LAT 275-5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Mini Schaltnetzteil, geschlossen, 5V/5,0A/25W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0.4">
            <text:p>10.40 €</text:p>
          </table:table-cell>
          <table:table-cell table:style-name="ce23" table:formula="of:=[.C47]*[.D47]" office:value-type="currency" office:currency="EUR" office:value="10.4">
            <text:p>10.40 €</text:p>
          </table:table-cell>
          <table:table-cell table:style-name="ce30" office:value-type="string">
            <text:p>SNT MW25-05M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Netzkabel m. Schutzkontaktstecker, 1,5m, schw.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9">
            <text:p>1.90 €</text:p>
          </table:table-cell>
          <table:table-cell table:style-name="ce23" table:formula="of:=[.C48]*[.D48]" office:value-type="currency" office:currency="EUR" office:value="1.9">
            <text:p>1.90 €</text:p>
          </table:table-cell>
          <table:table-cell table:style-name="ce30" office:value-type="string">
            <text:p>NKS 150 SW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11"/>
          <table:table-cell table:style-name="ce17"/>
          <table:table-cell table:style-name="ce23" table:number-columns-repeated="2"/>
          <table:table-cell table:style-name="ce30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MD 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C50]*[.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J50]*[.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Q50]*[.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X50]*[.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E50]*[.A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L50]*[.A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S50]*[.A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Z50]*[.B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BG50]*[.B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BN50]*[.B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BU50]*[.B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CB50]*[.C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CI50]*[.C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CP50]*[.C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CW50]*[.C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DD50]*[.D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DK50]*[.DL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DR50]*[.DS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DY50]*[.DZ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EF50]*[.EG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EM50]*[.EN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ET50]*[.EU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FA50]*[.FB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FH50]*[.FI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FO50]*[.FP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FV50]*[.FW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GC50]*[.G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GJ50]*[.G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GQ50]*[.G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GX50]*[.G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HE50]*[.H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HL50]*[.H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HS50]*[.H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HZ50]*[.I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IG50]*[.I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IN50]*[.I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IU50]*[.I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JB50]*[.J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JI50]*[.J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JP50]*[.J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JW50]*[.J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KD50]*[.K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KK50]*[.KL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KR50]*[.KS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KY50]*[.KZ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LF50]*[.LG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LM50]*[.LN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LT50]*[.LU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MA50]*[.MB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MH50]*[.MI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MO50]*[.MP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MV50]*[.MW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NC50]*[.N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NJ50]*[.N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NQ50]*[.N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NX50]*[.N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OE50]*[.O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OL50]*[.O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OS50]*[.O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OZ50]*[.P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PG50]*[.P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PN50]*[.P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PU50]*[.P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QB50]*[.Q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QI50]*[.Q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QP50]*[.Q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QW50]*[.Q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RD50]*[.R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RK50]*[.RL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RR50]*[.RS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RY50]*[.RZ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SF50]*[.SG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SM50]*[.SN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ST50]*[.SU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TA50]*[.TB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TH50]*[.TI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TO50]*[.TP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TV50]*[.TW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UC50]*[.U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UJ50]*[.U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UQ50]*[.U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UX50]*[.U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VE50]*[.V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VL50]*[.V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VS50]*[.V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VZ50]*[.W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WG50]*[.W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WN50]*[.W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WU50]*[.W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XB50]*[.X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XI50]*[.X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XP50]*[.X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XW50]*[.X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YD50]*[.Y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YK50]*[.YL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YR50]*[.YS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YY50]*[.YZ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ZF50]*[.ZG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ZM50]*[.ZN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ZT50]*[.ZU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AA50]*[.AAB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AH50]*[.AAI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AO50]*[.AAP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AV50]*[.AAW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BC50]*[.AB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BJ50]*[.AB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BQ50]*[.AB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BX50]*[.AB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CE50]*[.AC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CL50]*[.AC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CS50]*[.AC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CZ50]*[.AD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DG50]*[.AD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DN50]*[.AD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DU50]*[.AD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EB50]*[.AE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EI50]*[.AE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EP50]*[.AE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EW50]*[.AE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FD50]*[.AF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FK50]*[.AFL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FR50]*[.AFS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FY50]*[.AFZ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GF50]*[.AGG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GM50]*[.AGN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GT50]*[.AGU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HA50]*[.AHB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HH50]*[.AHI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HO50]*[.AHP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HV50]*[.AHW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IC50]*[.AID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IJ50]*[.AIK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IQ50]*[.AIR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IX50]*[.AIY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JE50]*[.AJF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JL50]*[.AJM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JS50]*[.AJT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JZ50]*[.AKA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KG50]*[.AKH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KN50]*[.AKO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KU50]*[.AKV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LB50]*[.ALC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LI50]*[.ALJ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LP50]*[.ALQ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LW50]*[.ALX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.45">
            <text:p>1.45 €</text:p>
          </table:table-cell>
          <table:table-cell table:style-name="ce23" table:formula="of:=[.AMD50]*[.AME50]" office:value-type="currency" office:currency="EUR" office:value="1.45">
            <text:p>1.45 €</text:p>
          </table:table-cell>
          <table:table-cell table:style-name="ce17" office:value-type="string">
            <text:p>LM 75 SMD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ce3" office:value-type="string">
            <text:p>x</text:p>
          </table:table-cell>
          <table:table-cell table:style-name="ce9" office:value-type="string">
            <text:p>LM 75</text:p>
          </table:table-cell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ATMega8 TQFP-32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2.3">
            <text:p>2.30 €</text:p>
          </table:table-cell>
          <table:table-cell table:style-name="ce23" table:formula="of:=[.C51]*[.D51]" office:value-type="currency" office:currency="EUR" office:value="4.6">
            <text:p>4.60 €</text:p>
          </table:table-cell>
          <table:table-cell table:style-name="ce30" office:value-type="string">
            <text:p>ATMEGA 8-16 TQ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74HC595</text:p>
          </table:table-cell>
          <table:table-cell table:style-name="ce17" office:value-type="float" office:value="4">
            <text:p>4</text:p>
          </table:table-cell>
          <table:table-cell table:style-name="ce23" office:value-type="currency" office:currency="EUR" office:value="0.26">
            <text:p>0.26 €</text:p>
          </table:table-cell>
          <table:table-cell table:style-name="ce23" table:formula="of:=[.C52]*[.D52]" office:value-type="currency" office:currency="EUR" office:value="1.04">
            <text:p>1.04 €</text:p>
          </table:table-cell>
          <table:table-cell table:style-name="ce30" office:value-type="string">
            <text:p>SMD HC 595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100nF</text:p>
          </table:table-cell>
          <table:table-cell table:style-name="ce17" office:value-type="float" office:value="14">
            <text:p>14</text:p>
          </table:table-cell>
          <table:table-cell table:style-name="ce23" office:value-type="currency" office:currency="EUR" office:value="0.05">
            <text:p>0.05 €</text:p>
          </table:table-cell>
          <table:table-cell table:style-name="ce23" table:formula="of:=[.C53]*[.D53]" office:value-type="currency" office:currency="EUR" office:value="0.7">
            <text:p>0.70 €</text:p>
          </table:table-cell>
          <table:table-cell table:style-name="ce30" office:value-type="string">
            <text:p>X7R-G0805 100N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10nF</text:p>
          </table:table-cell>
          <table:table-cell table:style-name="ce17" office:value-type="float" office:value="8">
            <text:p>8</text:p>
          </table:table-cell>
          <table:table-cell table:style-name="ce23" office:value-type="currency" office:currency="EUR" office:value="0.05">
            <text:p>0.05 €</text:p>
          </table:table-cell>
          <table:table-cell table:style-name="ce23" table:formula="of:=[.C54]*[.D54]" office:value-type="currency" office:currency="EUR" office:value="0.4">
            <text:p>0.40 €</text:p>
          </table:table-cell>
          <table:table-cell table:style-name="ce30" office:value-type="string">
            <text:p>X7R-G0805 10N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Elko 100uF 5mm</text:p>
          </table:table-cell>
          <table:table-cell table:style-name="ce17" office:value-type="float" office:value="10">
            <text:p>10</text:p>
          </table:table-cell>
          <table:table-cell table:style-name="ce23" office:value-type="currency" office:currency="EUR" office:value="0.16">
            <text:p>0.16 €</text:p>
          </table:table-cell>
          <table:table-cell table:style-name="ce23" table:formula="of:=[.C55]*[.D55]" office:value-type="currency" office:currency="EUR" office:value="1.6">
            <text:p>1.60 €</text:p>
          </table:table-cell>
          <table:table-cell table:style-name="ce30" office:value-type="string">
            <text:p>VF 100/6,3 K-C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Elko 10uF 4mm</text:p>
          </table:table-cell>
          <table:table-cell table:style-name="ce17" office:value-type="float" office:value="8">
            <text:p>8</text:p>
          </table:table-cell>
          <table:table-cell table:style-name="ce23" office:value-type="currency" office:currency="EUR" office:value="0.09">
            <text:p>0.09 €</text:p>
          </table:table-cell>
          <table:table-cell table:style-name="ce23" table:formula="of:=[.C56]*[.D56]" office:value-type="currency" office:currency="EUR" office:value="0.72">
            <text:p>0.72 €</text:p>
          </table:table-cell>
          <table:table-cell table:style-name="ce30" office:value-type="string">
            <text:p>VF 10/16 C-B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4k7</text:p>
          </table:table-cell>
          <table:table-cell table:style-name="ce17" office:value-type="float" office:value="4">
            <text:p>4</text:p>
          </table:table-cell>
          <table:table-cell table:style-name="ce23" office:value-type="currency" office:currency="EUR" office:value="0.1">
            <text:p>0.10 €</text:p>
          </table:table-cell>
          <table:table-cell table:style-name="ce23" table:formula="of:=[.C57]*[.D57]" office:value-type="currency" office:currency="EUR" office:value="0.4">
            <text:p>0.40 €</text:p>
          </table:table-cell>
          <table:table-cell table:style-name="ce30" office:value-type="string">
            <text:p>SMD-0805 4,70K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10k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0.1">
            <text:p>0.10 €</text:p>
          </table:table-cell>
          <table:table-cell table:style-name="ce23" table:formula="of:=[.C58]*[.D58]" office:value-type="currency" office:currency="EUR" office:value="0.2">
            <text:p>0.20 €</text:p>
          </table:table-cell>
          <table:table-cell table:style-name="ce30" office:value-type="string">
            <text:p>SMD-0805 10,0K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20k (only 18k available)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1">
            <text:p>0.10 €</text:p>
          </table:table-cell>
          <table:table-cell table:style-name="ce23" table:formula="of:=[.C59]*[.D59]" office:value-type="currency" office:currency="EUR" office:value="0.1">
            <text:p>0.10 €</text:p>
          </table:table-cell>
          <table:table-cell table:style-name="ce30" office:value-type="string">
            <text:p>SMD-0805 18,0K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3" table:number-columns-repeated="2"/>
          <table:table-cell table:style-name="ce30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Wannenstecker, 16-polig, gewinkelt</text:p>
          </table:table-cell>
          <table:table-cell table:style-name="ce17" office:value-type="float" office:value="9">
            <text:p>9</text:p>
          </table:table-cell>
          <table:table-cell table:style-name="ce23" office:value-type="currency" office:currency="EUR" office:value="0.16">
            <text:p>0.16 €</text:p>
          </table:table-cell>
          <table:table-cell table:style-name="ce23" table:formula="of:=[.C61]*[.D61]" office:value-type="currency" office:currency="EUR" office:value="1.44">
            <text:p>1.44 €</text:p>
          </table:table-cell>
          <table:table-cell table:style-name="ce30" office:value-type="string">
            <text:p>WSL 16W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Wannenstecker, 10-polig, gewinkelt</text:p>
          </table:table-cell>
          <table:table-cell table:style-name="ce17" office:value-type="float" office:value="3">
            <text:p>3</text:p>
          </table:table-cell>
          <table:table-cell table:style-name="ce23" office:value-type="currency" office:currency="EUR" office:value="0.13">
            <text:p>0.13 €</text:p>
          </table:table-cell>
          <table:table-cell table:style-name="ce23" table:formula="of:=[.C62]*[.D62]" office:value-type="currency" office:currency="EUR" office:value="0.39">
            <text:p>0.39 €</text:p>
          </table:table-cell>
          <table:table-cell table:style-name="ce30" office:value-type="string">
            <text:p>WSL 10W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Wannenstecker, 6-polig, gerade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0.16">
            <text:p>0.16 €</text:p>
          </table:table-cell>
          <table:table-cell table:style-name="ce23" table:formula="of:=[.C63]*[.D63]" office:value-type="currency" office:currency="EUR" office:value="0.32">
            <text:p>0.32 €</text:p>
          </table:table-cell>
          <table:table-cell table:style-name="ce30" office:value-type="string">
            <text:p>WSL 6G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Pfostenbuchse, 16-polig, mit Zugentlastung</text:p>
          </table:table-cell>
          <table:table-cell table:style-name="ce17" office:value-type="float" office:value="8">
            <text:p>8</text:p>
          </table:table-cell>
          <table:table-cell table:style-name="ce23" office:value-type="currency" office:currency="EUR" office:value="0.13">
            <text:p>0.13 €</text:p>
          </table:table-cell>
          <table:table-cell table:style-name="ce23" table:formula="of:=[.C64]*[.D64]" office:value-type="currency" office:currency="EUR" office:value="1.04">
            <text:p>1.04 €</text:p>
          </table:table-cell>
          <table:table-cell table:style-name="ce30" office:value-type="string">
            <text:p>PFL 16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Pfostenbuchse, 10-polig, mit Zugentlastung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0.08">
            <text:p>0.08 €</text:p>
          </table:table-cell>
          <table:table-cell table:style-name="ce23" table:formula="of:=[.C65]*[.D65]" office:value-type="currency" office:currency="EUR" office:value="0.16">
            <text:p>0.16 €</text:p>
          </table:table-cell>
          <table:table-cell table:style-name="ce30" office:value-type="string">
            <text:p>PFL 10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Flachbandkabel AWG28, 16-pol., farb., 3m-R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25">
            <text:p>4.25 €</text:p>
          </table:table-cell>
          <table:table-cell table:style-name="ce23" table:formula="of:=[.C66]*[.D66]" office:value-type="currency" office:currency="EUR" office:value="4.25">
            <text:p>4.25 €</text:p>
          </table:table-cell>
          <table:table-cell table:style-name="ce30" office:value-type="string">
            <text:p>AWG 28-16F 3M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Flachbandkabel AWG28, 10-pol., farb., 3m-R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3">
            <text:p>3.00 €</text:p>
          </table:table-cell>
          <table:table-cell table:style-name="ce23" table:formula="of:=[.C67]*[.D67]" office:value-type="currency" office:currency="EUR" office:value="3">
            <text:p>3.00 €</text:p>
          </table:table-cell>
          <table:table-cell table:style-name="ce30" office:value-type="string">
            <text:p>AWG 28-10F 3M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teckbare Anschlussklemme 2-polig, RM5mm</text:p>
          </table:table-cell>
          <table:table-cell office:value-type="float" office:value="1">
            <text:p>1</text:p>
          </table:table-cell>
          <table:table-cell office:value-type="currency" office:currency="EUR" office:value="0.44">
            <text:p>0.44 €</text:p>
          </table:table-cell>
          <table:table-cell table:style-name="ce23" table:formula="of:=[.C68]*[.D68]" office:value-type="currency" office:currency="EUR" office:value="0.44">
            <text:p>0.44 €</text:p>
          </table:table-cell>
          <table:table-cell office:value-type="string">
            <text:p>AKL 007-02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tiftleiste für Anschlussklemme 2-polig, RM5mm</text:p>
          </table:table-cell>
          <table:table-cell office:value-type="float" office:value="1">
            <text:p>1</text:p>
          </table:table-cell>
          <table:table-cell office:value-type="currency" office:currency="EUR" office:value="0.24">
            <text:p>0.24 €</text:p>
          </table:table-cell>
          <table:table-cell table:style-name="ce23" table:formula="of:=[.C69]*[.D69]" office:value-type="currency" office:currency="EUR" office:value="0.24">
            <text:p>0.24 €</text:p>
          </table:table-cell>
          <table:table-cell office:value-type="string">
            <text:p>STL 017-02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 table:style-name="Default"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Platinensteckverbinder gerade, braun, 3-polig</text:p>
          </table:table-cell>
          <table:table-cell table:style-name="ce5" office:value-type="float" office:value="2">
            <text:p>2</text:p>
          </table:table-cell>
          <table:table-cell office:value-type="currency" office:currency="EUR" office:value="0.34">
            <text:p>0.34 €</text:p>
          </table:table-cell>
          <table:table-cell table:style-name="ce23" table:formula="of:=[.C70]*[.D70]" office:value-type="currency" office:currency="EUR" office:value="0.68">
            <text:p>0.68 €</text:p>
          </table:table-cell>
          <table:table-cell table:style-name="ce30" office:value-type="string">
            <text:p>PS 25/3G BR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Default"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Platinensteckverbinder gerade, braun, 5-polig</text:p>
          </table:table-cell>
          <table:table-cell table:style-name="ce5" office:value-type="float" office:value="1">
            <text:p>1</text:p>
          </table:table-cell>
          <table:table-cell office:value-type="currency" office:currency="EUR" office:value="0.56">
            <text:p>0.56 €</text:p>
          </table:table-cell>
          <table:table-cell table:style-name="ce23" table:formula="of:=[.C71]*[.D71]" office:value-type="currency" office:currency="EUR" office:value="0.56">
            <text:p>0.56 €</text:p>
          </table:table-cell>
          <table:table-cell table:style-name="ce30" office:value-type="string">
            <text:p>PS 25/5G BR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Hirschmann-Sicherheitseinbaubuchse 4mm, rt</text:p>
          </table:table-cell>
          <table:table-cell table:style-name="ce5" office:value-type="float" office:value="1">
            <text:p>1</text:p>
          </table:table-cell>
          <table:table-cell table:style-name="ce26" office:value-type="currency" office:currency="EUR" office:value="1.9">
            <text:p>1.90 €</text:p>
          </table:table-cell>
          <table:table-cell table:style-name="ce23" table:formula="of:=[.C72]*[.D72]" office:value-type="currency" office:currency="EUR" office:value="1.9">
            <text:p>1.90 €</text:p>
          </table:table-cell>
          <table:table-cell table:style-name="ce30" office:value-type="string">
            <text:p>SEB 2600 RT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Hirschmann-Sicherheitseinbaubuchse 4mm, sw</text:p>
          </table:table-cell>
          <table:table-cell table:style-name="ce5" office:value-type="float" office:value="1">
            <text:p>1</text:p>
          </table:table-cell>
          <table:table-cell table:style-name="ce26" office:value-type="currency" office:currency="EUR" office:value="1.9">
            <text:p>1.90 €</text:p>
          </table:table-cell>
          <table:table-cell table:style-name="ce23" table:formula="of:=[.C73]*[.D73]" office:value-type="currency" office:currency="EUR" office:value="1.9">
            <text:p>1.90 €</text:p>
          </table:table-cell>
          <table:table-cell table:style-name="ce30" office:value-type="string">
            <text:p>SEB 2600 SW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tufen-Drehschalter, 1 Pol, 12 Stellungen</text:p>
          </table:table-cell>
          <table:table-cell table:style-name="ce5" office:value-type="float" office:value="1">
            <text:p>1</text:p>
          </table:table-cell>
          <table:table-cell table:style-name="ce26" office:value-type="currency" office:currency="EUR" office:value="1.65">
            <text:p>1.65 €</text:p>
          </table:table-cell>
          <table:table-cell table:style-name="ce23" table:formula="of:=[.C74]*[.D74]" office:value-type="currency" office:currency="EUR" office:value="1.65">
            <text:p>1.65 €</text:p>
          </table:table-cell>
          <table:table-cell table:style-name="ce30" office:value-type="string">
            <text:p>DS 1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Aluminium-Geräteknopf für 6mm-Achse, schwarz</text:p>
          </table:table-cell>
          <table:table-cell table:style-name="ce5" office:value-type="float" office:value="1">
            <text:p>1</text:p>
          </table:table-cell>
          <table:table-cell table:style-name="ce26" office:value-type="currency" office:currency="EUR" office:value="1.85">
            <text:p>1.85 €</text:p>
          </table:table-cell>
          <table:table-cell table:style-name="ce23" table:formula="of:=[.C75]*[.D75]" office:value-type="currency" office:currency="EUR" office:value="1.85">
            <text:p>1.85 €</text:p>
          </table:table-cell>
          <table:table-cell table:style-name="ce30" office:value-type="string">
            <text:p>KNOPF 20-6 ALS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/>
          <table:table-cell table:style-name="ce5"/>
          <table:table-cell table:style-name="ce26"/>
          <table:table-cell table:style-name="ce23"/>
          <table:table-cell table:style-name="ce30"/>
          <table:table-cell table:style-name="ce33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x</text:p>
          </table:table-cell>
          <table:table-cell table:style-name="ce8" office:value-type="string">
            <text:p>Distanzhülsen, Metall, 6-Kant, M3, 8mm</text:p>
          </table:table-cell>
          <table:table-cell table:style-name="ce19" office:value-type="float" office:value="58">
            <text:p>58</text:p>
          </table:table-cell>
          <table:table-cell table:style-name="ce26" office:value-type="currency" office:currency="EUR" office:value="0.084">
            <text:p>0.08 €</text:p>
          </table:table-cell>
          <table:table-cell table:style-name="ce23" table:formula="of:=[.C77]*[.D77]" office:value-type="currency" office:currency="EUR" office:value="4.872">
            <text:p>4.87 €</text:p>
          </table:table-cell>
          <table:table-cell table:style-name="ce19" office:value-type="string">
            <text:p>DI 8MM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12"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8" office:value-type="string">
            <text:p>Distanzhülsen, Metall, 6-Kant, M3, 10mm</text:p>
          </table:table-cell>
          <table:table-cell table:style-name="ce20" office:value-type="float" office:value="24">
            <text:p>24</text:p>
          </table:table-cell>
          <table:table-cell table:style-name="ce26" office:value-type="currency" office:currency="EUR" office:value="0.096">
            <text:p>0.10 €</text:p>
          </table:table-cell>
          <table:table-cell table:style-name="ce23" table:formula="of:=[.C78]*[.D78]" office:value-type="currency" office:currency="EUR" office:value="2.304">
            <text:p>2.30 €</text:p>
          </table:table-cell>
          <table:table-cell table:style-name="ce20" office:value-type="string">
            <text:p>DI 10MM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12"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8" office:value-type="string">
            <text:p>Distanzhülsen, Metall, 6-Kant, M4, 15mm</text:p>
          </table:table-cell>
          <table:table-cell table:style-name="ce5" office:value-type="float" office:value="6">
            <text:p>6</text:p>
          </table:table-cell>
          <table:table-cell table:style-name="ce27" office:value-type="currency" office:currency="EUR" office:value="0.16">
            <text:p>0.16 €</text:p>
          </table:table-cell>
          <table:table-cell table:style-name="ce23" table:formula="of:=[.C79]*[.D79]" office:value-type="currency" office:currency="EUR" office:value="0.96">
            <text:p>0.96 €</text:p>
          </table:table-cell>
          <table:table-cell table:style-name="ce30" office:value-type="string">
            <text:p>DI4 15MM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12"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8" office:value-type="string">
            <text:p>Distanzhülsen, Metall, 6-Kant, M4, 15mm</text:p>
          </table:table-cell>
          <table:table-cell table:style-name="ce19" office:value-type="float" office:value="14">
            <text:p>14</text:p>
          </table:table-cell>
          <table:table-cell table:style-name="ce27" office:value-type="currency" office:currency="EUR" office:value="0.22">
            <text:p>0.22 €</text:p>
          </table:table-cell>
          <table:table-cell table:style-name="ce23" table:formula="of:=[.C80]*[.D80]" office:value-type="currency" office:currency="EUR" office:value="3.08">
            <text:p>3.08 €</text:p>
          </table:table-cell>
          <table:table-cell table:style-name="ce19" office:value-type="string">
            <text:p>DA4 15MM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12"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8" office:value-type="string">
            <text:p>Distanzhülsen, Metall, 6-Kant, M4, 20mm</text:p>
          </table:table-cell>
          <table:table-cell table:style-name="ce19" office:value-type="float" office:value="8">
            <text:p>8</text:p>
          </table:table-cell>
          <table:table-cell table:style-name="ce27" office:value-type="currency" office:currency="EUR" office:value="0.3">
            <text:p>0.30 €</text:p>
          </table:table-cell>
          <table:table-cell table:style-name="ce23" table:formula="of:=[.C81]*[.D81]" office:value-type="currency" office:currency="EUR" office:value="2.4">
            <text:p>2.40 €</text:p>
          </table:table-cell>
          <table:table-cell table:style-name="ce19" office:value-type="string">
            <text:p>DA4 20MM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12"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12" office:value-type="string">
            <text:p>Kabelbinder</text:p>
          </table:table-cell>
          <table:table-cell table:style-name="ce5" office:value-type="float" office:value="1">
            <text:p>1</text:p>
          </table:table-cell>
          <table:table-cell table:style-name="ce26" office:value-type="currency" office:currency="EUR" office:value="0.99">
            <text:p>0.99 €</text:p>
          </table:table-cell>
          <table:table-cell table:style-name="ce23" table:formula="of:=[.C82]*[.D82]" office:value-type="currency" office:currency="EUR" office:value="0.99">
            <text:p>0.99 €</text:p>
          </table:table-cell>
          <table:table-cell table:style-name="ce30" office:value-type="string">
            <text:p>KAB-U 140-3,5</text:p>
          </table:table-cell>
          <table:table-cell table:style-name="ce33" office:value-type="string">
            <text:p><text:a xlink:href="http://www.reichelt.de/">http://www.reichelt.de</text:a></text:p>
          </table:table-cell>
          <table:table-cell table:style-name="ce33" table:number-columns-repeated="1017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3" table:number-columns-repeated="2"/>
          <table:table-cell table:style-name="ce30"/>
          <table:table-cell table:style-name="ce34"/>
          <table:table-cell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5.6">
            <text:p>5.60 €</text:p>
          </table:table-cell>
          <table:table-cell table:style-name="ce23" table:formula="of:=[.C84]*[.D84]" office:value-type="currency" office:currency="EUR" office:value="5.6">
            <text:p>5.6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reichelt.de/">http://www.reichelt.de</text:a></text:p>
          </table:table-cell>
          <table:table-cell/>
          <table:table-cell table:style-name="ce25" table:number-columns-repeated="2"/>
          <table:table-cell table:number-columns-repeated="1014"/>
        </table:table-row>
        <table:table-row table:style-name="ro2" table:number-rows-repeated="2">
          <table:table-cell table:style-name="ce3"/>
          <table:table-cell table:style-name="ce9"/>
          <table:table-cell table:style-name="ce17"/>
          <table:table-cell table:style-name="ce9"/>
          <table:table-cell table:style-name="ce8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RTC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15">
            <text:p>15.00 €</text:p>
          </table:table-cell>
          <table:table-cell table:style-name="ce23" table:formula="of:=[.C87]*[.D87]" office:value-type="currency" office:currency="EUR" office:value="15">
            <text:p>15.00 €</text:p>
          </table:table-cell>
          <table:table-cell table:style-name="ce30" office:value-type="float" office:value="281">
            <text:p>281</text:p>
          </table:table-cell>
          <table:table-cell table:style-name="ce34" office:value-type="string">
            <text:p><text:a xlink:href="http://www.tinkersoup.de/">http://www.tinkersoup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9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4.5">
            <text:p>4.50 €</text:p>
          </table:table-cell>
          <table:table-cell table:style-name="ce23" table:formula="of:=[.C88]*[.D88]" office:value-type="currency" office:currency="EUR" office:value="4.5">
            <text:p>4.50 €</text:p>
          </table:table-cell>
          <table:table-cell table:style-name="ce17" office:value-type="string">
            <text:p>-</text:p>
          </table:table-cell>
          <table:table-cell table:style-name="ce34" office:value-type="string">
            <text:p><text:a xlink:href="http://www.tinkersoup.de/">http://www.tinkersoup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7"/>
          <table:table-cell table:style-name="ce23" table:number-columns-repeated="2"/>
          <table:table-cell table:style-name="ce17"/>
          <table:table-cell table:style-name="ce34"/>
          <table:table-cell table:number-columns-repeated="1017"/>
        </table:table-row>
        <table:table-row table:style-name="ro2">
          <table:table-cell/>
          <table:table-cell table:style-name="ce9"/>
          <table:table-cell table:style-name="ce17"/>
          <table:table-cell table:style-name="ce24"/>
          <table:table-cell table:style-name="ce23"/>
          <table:table-cell table:style-name="ce17"/>
          <table:table-cell table:style-name="ce34"/>
          <table:table-cell table:number-columns-repeated="1017"/>
        </table:table-row>
        <table:table-row table:style-name="ro3">
          <table:table-cell table:number-columns-repeated="4"/>
          <table:table-cell table:style-name="ce28" office:value-type="string">
            <text:p>SUM</text:p>
          </table:table-cell>
          <table:table-cell table:style-name="ce31"/>
          <table:table-cell table:number-columns-repeated="1018"/>
        </table:table-row>
        <table:table-row table:style-name="ro3">
          <table:table-cell table:number-columns-repeated="4"/>
          <table:table-cell table:style-name="ce29" table:formula="of:=SUM([.E3:.E90])" office:value-type="currency" office:currency="EUR" office:value="543.378">
            <text:p>543.38 €</text:p>
          </table:table-cell>
          <table:table-cell table:style-name="ce3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/>
          <table:table-cell table:style-name="ce6"/>
          <table:table-cell table:number-columns-repeated="1022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26"/>
          <table:table-cell table:style-name="ce23"/>
          <table:table-cell table:style-name="ce14"/>
          <table:table-cell table:style-name="ce33"/>
          <table:table-cell table:number-columns-repeated="1017"/>
        </table:table-row>
        <table:table-row table:style-name="ro2">
          <table:table-cell table:style-name="ce5"/>
          <table:table-cell table:style-name="Default" table:number-columns-repeated="3"/>
          <table:table-cell table:style-name="ce2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Default"/>
          <table:table-cell table:style-name="ce14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5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4"/>
          <table:table-cell table:style-name="Default" table:number-columns-repeated="1022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>
        <table:named-expression table:name="anker_195" table:base-cell-address="$Sheet1.$B$9" table:expression="$sheet1.$b$#ref!"/>
        <table:named-expression table:name="anker_93" table:base-cell-address="$Sheet1.$B$3" table:expression="$sheet1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="100%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4/07/2012</text:date>, <text:time>18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1-06-23T20:30:17</meta:creation-date>
    <dc:date>2012-04-07T18:26:39</dc:date>
    <dc:creator>kiu </dc:creator>
    <meta:editing-duration>P12DT7H31M31S</meta:editing-duration>
    <meta:editing-cycles>320</meta:editing-cycles>
    <meta:generator>LibreOffice/3.4$Unix LibreOffice_project/340m1$Build-402</meta:generator>
    <meta:printed-by>kiu </meta:printed-by>
    <meta:print-date>2012-01-22T23:34:08</meta:print-date>
    <meta:document-statistic meta:table-count="3" meta:cell-count="1478" meta:object-count="0"/>
  </office:meta>
</office:document-meta>
</file>